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05A484CED28E6532EC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Regular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1" fo:font-size="11pt" style:font-name-asian="Calibri1" style:font-size-asian="11pt" style:font-name-complex="Calibri1" style:font-size-complex="11pt"/>
    </style:style>
    <style:style style:name="P3" style:family="paragraph" style:parent-style-name="Standard">
      <style:text-properties style:font-name="Calibri1" fo:font-size="11pt" officeooo:paragraph-rsid="001911f9" style:font-name-asian="Calibri1" style:font-size-asian="11pt" style:font-name-complex="Calibri1" style:font-size-complex="11pt"/>
    </style:style>
    <style:style style:name="P4" style:family="paragraph" style:parent-style-name="Standard">
      <style:text-properties style:font-name="Calibri1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1" fo:font-size="11pt" style:font-size-asian="11pt" style:font-size-complex="11pt"/>
    </style:style>
    <style:style style:name="P6" style:family="paragraph" style:parent-style-name="Table_20_Heading">
      <style:text-properties style:font-name="Calibri1" fo:font-size="11pt" style:font-size-asian="11pt" style:font-size-complex="11pt"/>
    </style:style>
    <style:style style:name="P7" style:family="paragraph" style:parent-style-name="Standard">
      <style:text-properties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1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1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1" fo:font-size="11pt" style:font-size-asian="11pt" style:font-size-complex="11pt"/>
    </style:style>
    <style:style style:name="T2" style:family="text">
      <style:text-properties style:font-name="Calibri1" fo:font-size="11pt" officeooo:rsid="001911f9" style:font-size-asian="11pt" style:font-size-complex="11pt"/>
    </style:style>
    <style:style style:name="T3" style:family="text">
      <style:text-properties style:font-name="Calibri1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Auburn"/>
            <form:option form:label=""/>
            <form:option form:label="Bangor"/>
            <form:option form:label=""/>
            <form:option form:label="Brewer"/>
            <form:option form:label=""/>
            <form:option form:label="Ellsworth"/>
            <form:option form:label=""/>
            <form:option form:label="Gorham"/>
            <form:option form:label=""/>
            <form:option form:label="Newport"/>
            <form:option form:label=""/>
            <form:option form:label="Portland"/>
            <form:option form:label=""/>
            <form:option form:label="South Portland"/>
            <form:option form:label=""/>
            <form:option form:label="Waterville"/>
            <form:option form:label=""/>
            <form:option form:label="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1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2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3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4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550369184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550370816">
          <table:table-cell table:style-name="Table1.A2" office:value-type="string">
            <text:p text:style-name="Standard"><draw:control text:anchor-type="as-char" draw:z-index="5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7" draw:name="Shape4_7" draw:style-name="gr1" draw:text-style-name="P16" svg:width="1.115in" svg:height="0.198in" draw:control="control7"/></text:p>
          </table:table-cell>
        </table:table-row>
        <table:table-row table:style-name="TableLine1733550367552">
          <table:table-cell table:style-name="Table1.A2" office:value-type="string">
            <text:p text:style-name="P10"><draw:control text:anchor-type="as-char" svg:y="-0.1618in" draw:z-index="6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8" draw:name="Shape4_8" draw:style-name="gr1" draw:text-style-name="P16" svg:width="1.115in" svg:height="0.198in" draw:control="control8"/></text:p>
          </table:table-cell>
        </table:table-row>
        <table:table-row table:style-name="TableLine1733550361024">
          <table:table-cell table:style-name="Table1.A2" office:value-type="string">
            <text:p text:style-name="P14"><draw:control text:anchor-type="as-char" draw:z-index="21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2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9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0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1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2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4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3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5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6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7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8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19" draw:name="Shape2_9" draw:style-name="gr1" draw:text-style-name="P16" svg:width="1.9248in" svg:height="0.2579in" draw:control="control19"/></text:span></text:span></text:p>
      <text:p text:style-name="P2"/>
      <text:p text:style-name="P1"><text:span text:style-name="Default_20_Paragraph_20_Font"><text:span text:style-name="T3">Check Issued By: </text:span></text:span><text:span text:style-name="Default_20_Paragraph_20_Font"><text:span text:style-name="T3"><draw:control text:anchor-type="as-char" draw:z-index="20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Regular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1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tracked-changes>
          <text:changed-region xml:id="ct1733778453568" text:id="ct1733778453568">
            <text:insertion>
              <office:change-info>
                <dc:creator>Unknown Author</dc:creator>
                <dc:date>2021-08-27T08:45:39</dc:date>
              </office:change-info>
            </text:insertion>
          </text:changed-region>
        </text:tracked-changes>
        <text:p text:style-name="Header"><text:change-start text:change-id="ct1733778453568"/><draw:frame draw:style-name="Mfr1" draw:name="Image1" text:anchor-type="as-char" svg:y="0in" svg:width="1.9173in" svg:height="0.4862in" draw:z-index="0"><draw:image xlink:href="Pictures/10000001000001630000005A484CED28E6532EC4.png" xlink:type="simple" xlink:show="embed" xlink:actuate="onLoad" draw:mime-type="image/png"/></draw:frame><text:change-end text:change-id="ct1733778453568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8:49:56.110000000</dc:date>
    <meta:editing-cycles>8</meta:editing-cycles>
    <meta:editing-duration>PT37M5S</meta:editing-duration>
    <meta:document-statistic meta:table-count="1" meta:image-count="1" meta:object-count="0" meta:page-count="1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